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a0c" officeooo:paragraph-rsid="001ada0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da0c" officeooo:paragraph-rsid="001ada0c" style:font-weight-asian="bold" style:font-weight-complex="bold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xing rails server startup</text:p>
      <text:p text:style-name="P2"/>
      <text:p text:style-name="P1"><text:a xlink:type="simple" xlink:href="http://stackoverflow.com/questions/24449019/ruby-on-rails-installation-error-on-ubuntu-12-04"><text:span text:style-name="T1">http://stackoverflow.com/questions/24449019/ruby-on-rails-installation-error-on-ubuntu-12-04</text:span></text:a></text:p>
      <text:p text:style-name="P1"/>
      <text:p text:style-name="P1">sudo apt-get install nodej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i Hoang</meta:initial-creator>
    <meta:creation-date>2014-09-01T21:30:13.026948896</meta:creation-date>
    <dc:date>2014-09-01T21:31:24.454859242</dc:date>
    <dc:creator>Bui Hoang</dc:creator>
    <meta:editing-duration>P0D</meta:editing-duration>
    <meta:editing-cycles>1</meta:editing-cycles>
    <meta:document-statistic meta:table-count="0" meta:image-count="0" meta:object-count="0" meta:page-count="1" meta:paragraph-count="3" meta:word-count="9" meta:character-count="146" meta:non-whitespace-character-count="140"/>
    <meta:generator>LibreOffice/4.2.4.2$Linux_x86 LibreOffice_project/420m0$Build-2</meta:generator>
  </office:meta>
</office:document-meta>
</file>